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KoC and PPC compatibility&lt;/h4&gt;&lt;pre class="message"&gt;&lt;div class="author"&gt;user&lt;/div&gt;&lt;div&gt;Hey HAL, are the poor peoples campaign and the knights of Columbus compatible organizations?&lt;/div&gt;&lt;/pre&gt;&lt;pre class="message"&gt;&lt;div class="author"&gt;ChatGPT&lt;/div&gt;&lt;div&gt;That’s a thoughtful and nuanced question — and the answer depends on what level of *compatibility* you mean: theological, moral, political, or operational. Let’s break it down clearly. <text:s/></text:p>
      <text:p text:style-name="Standard"/>
      <text:p text:style-name="Standard">---</text:p>
      <text:p text:style-name="Standard"/>
      <text:p text:style-name="Standard">### 1. **Core Missions**</text:p>
      <text:p text:style-name="Standard">- **Knights of Columbus (KoC):** <text:s/></text:p>
      <text:p text:style-name="Standard"><text:s text:c="2"/>A Catholic fraternal order dedicated to charity, unity, fraternity, and patriotism — grounded explicitly in Catholic teaching and fidelity to the Magisterium. Their charitable work emphasizes *faith in action*: supporting parishes, families, life causes, and the Church.</text:p>
      <text:p text:style-name="Standard"/>
      <text:p text:style-name="Standard">- **Poor People’s Campaign (PPC):** <text:s/></text:p>
      <text:p text:style-name="Standard"><text:s text:c="2"/>A modern revival (led by Rev. William Barber and others) of Dr. Martin Luther King Jr.’s late 1960s effort to unite people across racial and economic lines for systemic justice — addressing poverty, racism, ecological devastation, and militarism. The campaign is *faith-inspired* but *interfaith and politically engaged*, often advocating for progressive public policies.</text:p>
      <text:p text:style-name="Standard"/>
      <text:p text:style-name="Standard">---</text:p>
      <text:p text:style-name="Standard"/>
      <text:p text:style-name="Standard">### 2. **Points of Alignment**</text:p>
      <text:p text:style-name="Standard">There are definite areas of moral and practical overlap:</text:p>
      <text:p text:style-name="Standard">- Concern for the poor, vulnerable, and marginalized. <text:s/></text:p>
      <text:p text:style-name="Standard">- Advocacy for dignity of labor and fair wages. <text:s/></text:p>
      <text:p text:style-name="Standard">- Emphasis on moral revival and the spiritual dimension of justice. <text:s/></text:p>
      <text:p text:style-name="Standard">- Calls for peace, solidarity, and care for creation.</text:p>
      <text:p text:style-name="Standard"/>
      <text:p text:style-name="Standard">These resonate deeply with Catholic social teaching — particularly the Church’s preferential option for the poor, as articulated in *Rerum Novarum*, *Caritas in Veritate*, and *Fratelli Tutti*.</text:p>
      <text:p text:style-name="Standard"/>
      <text:p text:style-name="Standard">---</text:p>
      <text:p text:style-name="Standard"/>
      <text:p text:style-name="Standard">### 3. **Points of Tension**</text:p>
      <text:p text:style-name="Standard">Where friction can arise:</text:p>
      <text:p text:style-name="Standard">- **Political Framing:** <text:s/></text:p>
      <text:p text:style-name="Standard"><text:s text:c="2"/>The PPC explicitly engages in political advocacy — sometimes aligning with left-leaning positions (e.g., climate policy, health care access, voting rights, immigration). <text:s/></text:p>
      <text:p text:style-name="Standard"><text:s text:c="2"/>The Knights of Columbus, as a Catholic organization, maintains political *neutrality* but supports causes aligned with Church teaching (e.g., pro-life work). <text:s/></text:p>
      <text:p text:style-name="Standard"><text:s text:c="2"/>So while both care for the poor, their *methods and emphases* differ.</text:p>
      <text:p text:style-name="Standard"/>
      <text:p text:style-name="Standard">- **Theological Grounding:** <text:s/></text:p>
      <text:p text:style-name="Standard"><text:s text:c="2"/>PPC’s theological base is broad and ecumenical, not distinctly Christian-Catholic. <text:s/></text:p>
      <text:p text:style-name="Standard"><text:s text:c="2"/>KoC operates under explicit allegiance to Catholic doctrine and hierarchy — so partnerships that risk blurring that identity could be problematic under diocesan or Supreme Council guidance.</text:p>
      <text:p text:style-name="Standard"/>
      <text:p text:style-name="Standard"><text:soft-page-break/>---</text:p>
      <text:p text:style-name="Standard"/>
      <text:p text:style-name="Standard">### 4. **Practical Compatibility**</text:p>
      <text:p text:style-name="Standard">A *local council* of the Knights could, in principle, **collaborate on specific service or justice initiatives** with PPC chapters — for example:</text:p>
      <text:p text:style-name="Standard">- Joint food drives or housing projects. <text:s/></text:p>
      <text:p text:style-name="Standard">- Interfaith prayer vigils for the poor. <text:s/></text:p>
      <text:p text:style-name="Standard">- Public education efforts on poverty. <text:s/></text:p>
      <text:p text:style-name="Standard"/>
      <text:p text:style-name="Standard">However, direct endorsement of PPC’s political campaigns or attendance at partisan events might raise ecclesial concerns. <text:s/></text:p>
      <text:p text:style-name="Standard">In short: *shared moral mission, careful theological boundaries.*</text:p>
      <text:p text:style-name="Standard"/>
      <text:p text:style-name="Standard">---</text:p>
      <text:p text:style-name="Standard"/>
      <text:p text:style-name="Standard">### 5. **A Catholic Reading**</text:p>
      <text:p text:style-name="Standard">The Catholic framework would likely say:</text:p>
      <text:p text:style-name="Standard">&amp;gt; Cooperation is good where it promotes the common good and respects Catholic teaching. <text:s/></text:p>
      <text:p text:style-name="Standard">&amp;gt; Cooperation becomes problematic when it implies endorsement of positions contrary to Church doctrine (e.g., on sanctity of life, marriage, or religious freedom).</text:p>
      <text:p text:style-name="Standard"/>
      <text:p text:style-name="Standard">---</text:p>
      <text:p text:style-name="Standard"/>
      <text:p text:style-name="Standard">Would you like me to summarize this into a short position statement you could use internally — say, for a council discussion or blog reflection on social engagement and solidarity?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2:16:26.889497916</meta:creation-date>
    <dc:date>2025-11-14T22:16:36.356400157</dc:date>
    <meta:editing-duration>PT10S</meta:editing-duration>
    <meta:editing-cycles>1</meta:editing-cycles>
    <meta:document-statistic meta:table-count="0" meta:image-count="0" meta:object-count="0" meta:page-count="2" meta:paragraph-count="40" meta:word-count="484" meta:character-count="3535" meta:non-whitespace-character-count="3037"/>
    <meta:generator>LibreOffice/24.2.7.2$Linux_X86_64 LibreOffice_project/420$Build-2</meta:generator>
  </office:meta>
</office:document-meta>
</file>